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8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9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2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3" style:family="paragraph" style:parent-style-name="Standard">
      <style:text-properties style:font-name="Garamond" officeooo:paragraph-rsid="00214dbe"/>
    </style:style>
    <style:style style:name="P14" style:family="paragraph" style:parent-style-name="Standard">
      <style:text-properties style:font-name="Garamond" officeooo:paragraph-rsid="00245f7a"/>
    </style:style>
    <style:style style:name="P15" style:family="paragraph" style:parent-style-name="Standard">
      <style:text-properties style:font-name="Garamond" style:text-underline-style="none" officeooo:rsid="00245f7a" officeooo:paragraph-rsid="00245f7a"/>
    </style:style>
    <style:style style:name="P16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Garamond" officeooo:paragraph-rsid="00214dbe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29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0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1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2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37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Garamond" fo:font-size="10pt" officeooo:rsid="002f6469" officeooo:paragraph-rsid="002f6469" style:font-size-asian="10pt" style:font-size-complex="10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5">Alpha-testing</text:span> Checklis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Project Name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28">Project ID</text:p>
            <text:p text:style-name="P31">(if applicable)</text:p>
          </table:table-cell>
          <table:table-cell table:style-name="Table4.D1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8">Reviewer’s Name</text:p>
          </table:table-cell>
          <table:table-cell table:style-name="Table4.B2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9"><text:span text:style-name="T18">Alpha-testing </text:span><text:s/>Date</text:p>
          </table:table-cell>
          <table:table-cell table:style-name="Table4.B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P10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1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6"><text:span text:style-name="T4">User Acceptance </text:span>Criteria</text:p>
          </table:table-cell>
          <table:table-cell table:style-name="Table2.A1" table:number-columns-spanned="2" office:value-type="string">
            <text:p text:style-name="P26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6">Remarks</text:p>
          </table:table-cell>
        </table:table-row>
        <table:table-row>
          <table:covered-table-cell/>
          <table:table-cell table:style-name="Table2.B2" office:value-type="string">
            <text:p text:style-name="P23">Yes</text:p>
          </table:table-cell>
          <table:table-cell table:style-name="Table2.B2" office:value-type="string">
            <text:p text:style-name="P23">No</text:p>
          </table:table-cell>
          <table:covered-table-cell/>
        </table:table-row>
        <table:table-row>
          <table:table-cell table:style-name="Table2.B2" office:value-type="string">
            <text:p text:style-name="P38">Create User Account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Update Account Information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41">Description and Password only</text:p>
          </table:table-cell>
        </table:table-row>
        <table:table-row>
          <table:table-cell table:style-name="Table2.B2" office:value-type="string">
            <text:p text:style-name="P38">View Account Information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Sign in and sign out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Offer Tutorial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42">For Tutor</text:p>
          </table:table-cell>
        </table:table-row>
        <table:table-row>
          <table:table-cell table:style-name="Table2.B2" office:value-type="string">
            <text:p text:style-name="P38">Search for Tutorial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42">For Tutee</text:p>
          </table:table-cell>
        </table:table-row>
        <table:table-row>
          <table:table-cell table:style-name="Table2.B2" office:value-type="string">
            <text:p text:style-name="P38">Request Tutor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42">For Tutee</text:p>
          </table:table-cell>
        </table:table-row>
        <table:table-row>
          <table:table-cell table:style-name="Table2.B2" office:value-type="string">
            <text:p text:style-name="P38">Accept/Reject Tutee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42">For Tutor</text:p>
          </table:table-cell>
        </table:table-row>
        <table:table-row>
          <table:table-cell table:style-name="Table2.B2" office:value-type="string">
            <text:p text:style-name="P38">Write Review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42">For Tutee</text:p>
          </table:table-cell>
        </table:table-row>
        <table:table-row>
          <table:table-cell table:style-name="Table2.B2" office:value-type="string">
            <text:p text:style-name="P27">Total</text:p>
          </table:table-cell>
          <table:table-cell table:style-name="Table2.B2" office:value-type="string">
            <text:p text:style-name="P25"/>
          </table:table-cell>
          <table:table-cell table:style-name="Table2.B2" office:value-type="string">
            <text:p text:style-name="P25"/>
          </table:table-cell>
          <table:table-cell table:style-name="Table2.D3" office:value-type="string">
            <text:p text:style-name="P20"/>
          </table:table-cell>
        </table:table-row>
      </table:table>
      <text:p text:style-name="P5"/>
      <text:p text:style-name="P14"><text:span text:style-name="T11">Tester's</text:span><text:span text:style-name="T10"> Comments:</text:span></text:p>
      <text:p text:style-name="P9"><text:line-break/></text:p>
      <text:p text:style-name="P13"/>
      <text:p text:style-name="P13"/>
      <text:p text:style-name="P17"><text:span text:style-name="T13">U</text:span><text:span text:style-name="T14">sability Goals</text:span><text:span text:style-name="T14"><text:note text:id="ftn1" text:note-class="footnote"><text:note-citation>1</text:note-citation><text:note-body><text:p text:style-name="P32">http://chaione.com/ux-research-standardizing-usability-questionnaires/</text:p></text:note-body></text:note></text:span><text:span text:style-name="T14">:</text:span></text:p>
      <text:p text:style-name="P15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8">System Usability Scale Standard Version</text:p>
          </table:table-cell>
          <table:table-cell table:style-name="Table3.B1" table:number-columns-spanned="5" office:value-type="string">
            <text:p text:style-name="P19"><text:s/>Strongly <text:s text:c="67"/>Strongly</text:p>
            <text:p text:style-name="P1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4">2</text:p>
          </table:table-cell>
          <table:table-cell table:style-name="Table3.B2" office:value-type="string">
            <text:p text:style-name="P24">3</text:p>
          </table:table-cell>
          <table:table-cell table:style-name="Table3.B2" office:value-type="string">
            <text:p text:style-name="P24">4</text:p>
          </table:table-cell>
          <table:table-cell table:style-name="Table3.F2" office:value-type="string">
            <text:p text:style-name="P24">5</text:p>
          </table:table-cell>
        </table:table-row>
        <table:table-row>
          <table:table-cell table:style-name="Table3.B2" office:value-type="string">
            <text:p text:style-name="P22">1. <text:s/><text:span text:style-name="T16">I think that I would like to use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2. <text:span text:style-name="T16">I found the system unnecessarily complex</text:span>.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3. <text:s/><text:span text:style-name="T16">I thought the system was easy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8. <text:s text:c="2"/><text:span text:style-name="T17">I found the system very cumbersome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9. <text:s text:c="2"/><text:span text:style-name="T17">I felt very confident using the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</table:table>
      <text:p text:style-name="P6"/>
      <text:p text:style-name="P8"><text:span text:style-name="T8">Computation of SUS Score:</text:span> </text:p>
      <text:p text:style-name="P16">For odd items: subtract one from the user response.</text:p>
      <text:list xml:id="list9017952664813254320" text:style-name="L1">
        <text:list-item>
          <text:p text:style-name="P35">For odd items: subtract one from the user response.</text:p>
        </text:list-item>
        <text:list-item>
          <text:p text:style-name="P35">For even items: subtract the user response from 5.</text:p>
        </text:list-item>
        <text:list-item>
          <text:p text:style-name="P35">This scales all values from 0-4 (with 4 being the most positive response).</text:p>
        </text:list-item>
        <text:list-item>
          <text:p text:style-name="P35">Add up the converted responses for each user and multiply that total to 2.5. <text:s/>This converts the range of possible values from 0 to 100 instead of from 0-40.</text:p>
        </text:list-item>
      </text:list>
      <text:list xml:id="list2165697654515472837" text:style-name="WWNum1">
        <text:list-header>
          <text:p text:style-name="P37"/>
        </text:list-header>
      </text:list>
      <text:p text:style-name="P33">SUS Score: _________________</text:p>
      <text:p text:style-name="P8"/>
      <text:p text:style-name="P7"><text:span text:style-name="T5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1:32:06.000890712</dc:date>
    <meta:print-date>2006-07-28T14:33:00</meta:print-date>
    <meta:editing-cycles>25</meta:editing-cycles>
    <meta:editing-duration>PT3H23M24S</meta:editing-duration>
    <meta:generator>LibreOffice/4.2.6.3$Linux_X86_64 LibreOffice_project/420m0$Build-3</meta:generator>
    <meta:document-statistic meta:table-count="3" meta:image-count="0" meta:object-count="0" meta:page-count="2" meta:paragraph-count="65" meta:word-count="434" meta:character-count="2706" meta:non-whitespace-character-count="2176"/>
  </office:meta>
</office:document-meta>
</file>